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26.5cm" svg:height="9.5cm" svg:x="1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5cm" svg:x="1.5cm" svg:y="5cm">
          <text:p text:style-name="P2"><text:span text:style-name="T1">Compas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981cm" svg:height="1.019cm" svg:x="2.519cm" svg:y="6.981cm">
          <draw:glue-point draw:id="4" svg:x="-3.485cm" svg:y="-4.808cm"/>
          <draw:glue-point draw:id="5" svg:x="-1.526cm" svg:y="-4.808cm"/>
          <draw:glue-point draw:id="6" svg:x="1.301cm" svg:y="-4.808cm"/>
          <draw:glue-point draw:id="7" svg:x="3.259cm" svg:y="-4.808cm"/>
          <text:p text:style-name="P2"><text:span text:style-name="T1">Compass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2.981cm" svg:height="4.5cm" svg:x="2.519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cm" svg:height="0.5cm" svg:x="2.5cm" svg:y="8.5cm">
          <text:p text:style-name="P2"><text:span text:style-name="T1">Compass2 C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11cm" svg:height="2cm" draw:transform="rotate (-1.56014981835862) translate (5.469cm 10.494cm)">
          <text:p text:style-name="P3"><text:span text:style-name="T2">FullTextSearch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012cm" svg:height="3.994cm" draw:transform="rotate (-1.56014981835862) translate (10.963cm 10.484cm)">
          <text:p text:style-name="P3"><text:span text:style-name="T2">KnowledgeBase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941cm" svg:height="4.5cm" draw:transform="rotate (-1.57882484135496) translate (16.548cm 10.536cm)">
          <text:p text:style-name="P3"><text:span text:style-name="T2">Import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012cm" svg:height="2.5cm" draw:transform="rotate (-1.56014981835862) translate (20.468cm 10.467cm)">
          <text:p text:style-name="P3"><text:span text:style-name="T2">LanguageTool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012cm" svg:height="3cm" draw:transform="rotate (-1.56014981835862) translate (24.5cm 10.5cm)">
          <text:p text:style-name="P3"><text:span text:style-name="T2">SuggestionProvider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988cm" svg:height="3.057cm" draw:transform="skewX (0.0003490658503988) rotate (-0.00767944870996053) translate (3.524cm 16.5cm)">
          <text:p text:style-name="P3"><text:span text:style-name="T2">FullTextSearch</text:span></text:p>
          <text:p text:style-name="P3"><text:span text:style-name="T2">Plugi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88cm" svg:height="3.057cm" draw:transform="skewX (0.0003490658503988) rotate (-0.00767944870996053) translate (7.024cm 16.5cm)">
          <text:p text:style-name="P3"><text:span text:style-name="T2">KnowledgeBase</text:span></text:p>
          <text:p text:style-name="P3"><text:span text:style-name="T2">Plugi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393cm" svg:height="3.057cm" draw:transform="skewX (0.0003490658503988) rotate (-0.00767944870996053) translate (12.035cm 16.454cm)">
          <text:p text:style-name="P3"><text:span text:style-name="T2">XTM</text:span></text:p>
          <text:p text:style-name="P3"><text:span text:style-name="T2">Import</text:span></text:p>
          <text:p text:style-name="P3"><text:span text:style-name="T2">Plugi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71cm" svg:height="3.057cm" draw:transform="skewX (0.000349065850398801) rotate (-0.00767944870996054) translate (14.452cm 16.456cm)">
          <text:p text:style-name="P3"><text:span text:style-name="T2">RDF</text:span></text:p>
          <text:p text:style-name="P3"><text:span text:style-name="T2">Import</text:span></text:p>
          <text:p text:style-name="P3"><text:span text:style-name="T2">Plugi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89cm" svg:height="3.057cm" draw:transform="skewX (0.0003490658503988) rotate (-0.00767944870996053) translate (18.024cm 16.5cm)">
          <text:p text:style-name="P3"><text:span text:style-name="T2">Language</text:span></text:p>
          <text:p text:style-name="P3"><text:span text:style-name="T2">Tool</text:span></text:p>
          <text:p text:style-name="P3"><text:span text:style-name="T2">Plugi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02cm" svg:height="3.057cm" draw:transform="skewX (0.000349065850398799) rotate (-0.00767944870996053) translate (21.556cm 16.532cm)">
          <text:p text:style-name="P3"><text:span text:style-name="T2">Suggestion</text:span></text:p>
          <text:p text:style-name="P3"><text:span text:style-name="T2">Provider</text:span></text:p>
          <text:p text:style-name="P3"><text:span text:style-name="T2">Plug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4.5cm" svg:y="1cm">
          <draw:glue-point draw:id="12" svg:x="0cm" svg:y="5cm"/>
          <draw:glue-point draw:id="13" svg:x="0cm" svg:y="5cm"/>
          <draw:glue-point draw:id="14" svg:x="1cm" svg:y="5cm"/>
          <text:p text:style-name="P2"><text:span text:style-name="T1">FullText</text:span></text:p>
          <text:p text:style-name="P2"><text:span text:style-name="T1">Search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line draw:style-name="gr4" draw:text-style-name="P1" draw:layer="layout" svg:x1="6cm" svg:y1="4cm" svg:x2="6cm" svg:y2="7cm">
          <text:p/>
        </draw:line>
        <draw:custom-shape draw:style-name="gr2" draw:text-style-name="P2" draw:layer="layout" svg:width="3cm" svg:height="3cm" svg:x="9cm" svg:y="1cm">
          <draw:glue-point draw:id="12" svg:x="0cm" svg:y="5cm"/>
          <draw:glue-point draw:id="13" svg:x="0cm" svg:y="5cm"/>
          <draw:glue-point draw:id="14" svg:x="1cm" svg:y="5cm"/>
          <text:p text:style-name="P2"><text:span text:style-name="T1">Knowledge</text:span></text:p>
          <text:p text:style-name="P2"><text:span text:style-name="T1">Base</text:span></text:p>
          <text:p text:style-name="P2"><text:span text:style-name="T1">Search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line draw:style-name="gr4" draw:text-style-name="P1" draw:layer="layout" svg:x1="10.5cm" svg:y1="7cm" svg:x2="10.5cm" svg:y2="4cm">
          <text:p/>
        </draw:line>
        <draw:custom-shape draw:style-name="gr2" draw:text-style-name="P2" draw:layer="layout" svg:width="3cm" svg:height="3cm" svg:x="14.5cm" svg:y="1cm">
          <draw:glue-point draw:id="12" svg:x="0cm" svg:y="5cm"/>
          <draw:glue-point draw:id="13" svg:x="0cm" svg:y="5cm"/>
          <draw:glue-point draw:id="14" svg:x="1cm" svg:y="5cm"/>
          <text:p text:style-name="P2"><text:span text:style-name="T1">Language</text:span></text:p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line draw:style-name="gr4" draw:text-style-name="P1" draw:layer="layout" svg:x1="16cm" svg:y1="7cm" svg:x2="16cm" svg:y2="4cm">
          <text:p/>
        </draw:line>
        <draw:custom-shape draw:style-name="gr2" draw:text-style-name="P2" draw:layer="layout" svg:width="3cm" svg:height="3cm" svg:x="20cm" svg:y="1cm">
          <draw:glue-point draw:id="12" svg:x="0cm" svg:y="5cm"/>
          <draw:glue-point draw:id="13" svg:x="0cm" svg:y="5cm"/>
          <draw:glue-point draw:id="14" svg:x="1cm" svg:y="5cm"/>
          <text:p text:style-name="P2"><text:span text:style-name="T1">Suggestions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line draw:style-name="gr4" draw:text-style-name="P1" draw:layer="layout" svg:x1="21.5cm" svg:y1="4cm" svg:x2="21.5cm" svg:y2="7cm">
          <text:p/>
        </draw:line>
      </draw:page>
      <draw:page draw:name="page2" draw:style-name="dp1" draw:master-page-name="Alapértelmezett">
        <draw:custom-shape draw:style-name="gr2" draw:text-style-name="P1" draw:layer="layout" svg:width="25cm" svg:height="8cm" svg:x="2.5cm" svg:y="10.5cm">
          <text:p text:style-name="P1">Compass2 Co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cm" svg:height="3.5cm" svg:x="2.5cm" svg:y="6cm">
          <text:p text:style-name="P1">Compass2 WebServic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5cm" svg:y="1cm">
          <draw:glue-point draw:id="12" svg:x="0cm" svg:y="5cm"/>
          <draw:glue-point draw:id="13" svg:x="0cm" svg:y="5cm"/>
          <draw:glue-point draw:id="14" svg:x="1cm" svg:y="5cm"/>
          <text:p text:style-name="P2"><text:span text:style-name="T1">FullText</text:span></text:p>
          <text:p text:style-name="P2"><text:span text:style-name="T1">Search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2" draw:text-style-name="P2" draw:layer="layout" svg:width="3cm" svg:height="3cm" svg:x="13cm" svg:y="1cm">
          <draw:glue-point draw:id="12" svg:x="0cm" svg:y="5cm"/>
          <draw:glue-point draw:id="13" svg:x="0cm" svg:y="5cm"/>
          <draw:glue-point draw:id="14" svg:x="1cm" svg:y="5cm"/>
          <text:p text:style-name="P2"><text:span text:style-name="T1">Knowledge</text:span></text:p>
          <text:p text:style-name="P2"><text:span text:style-name="T1">Base</text:span></text:p>
          <text:p text:style-name="P2"><text:span text:style-name="T1">Search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2" draw:text-style-name="P2" draw:layer="layout" svg:width="3cm" svg:height="3cm" svg:x="21cm" svg:y="1cm">
          <draw:glue-point draw:id="12" svg:x="0cm" svg:y="5cm"/>
          <draw:glue-point draw:id="13" svg:x="0cm" svg:y="5cm"/>
          <draw:glue-point draw:id="14" svg:x="1cm" svg:y="5cm"/>
          <text:p text:style-name="P2"><text:span text:style-name="T1">Language</text:span></text:p>
          <text:p text:style-name="P2"><text:span text:style-name="T1">Tools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line draw:style-name="gr5" draw:text-style-name="P1" draw:layer="layout" svg:x1="5cm" svg:y1="9.5cm" svg:x2="5cm" svg:y2="10.5cm">
          <text:p/>
        </draw:line>
        <draw:line draw:style-name="gr5" draw:text-style-name="P1" draw:layer="layout" svg:x1="9.5cm" svg:y1="9.5cm" svg:x2="9.5cm" svg:y2="10.5cm">
          <text:p/>
        </draw:line>
        <draw:line draw:style-name="gr5" draw:text-style-name="P1" draw:layer="layout" svg:x1="14.5cm" svg:y1="9.5cm" svg:x2="14.5cm" svg:y2="10.5cm">
          <text:p/>
        </draw:line>
        <draw:line draw:style-name="gr5" draw:text-style-name="P1" draw:layer="layout" svg:x1="19cm" svg:y1="9.5cm" svg:x2="19cm" svg:y2="10.5cm">
          <text:p/>
        </draw:line>
        <draw:line draw:style-name="gr5" draw:text-style-name="P1" draw:layer="layout" svg:x1="22.5cm" svg:y1="9.5cm" svg:x2="22.5cm" svg:y2="10.5cm">
          <text:p/>
        </draw:line>
        <draw:line draw:style-name="gr5" draw:text-style-name="P1" draw:layer="layout" svg:x1="26cm" svg:y1="9.5cm" svg:x2="26cm" svg:y2="10.5cm">
          <text:p/>
        </draw:line>
        <draw:line draw:style-name="gr4" draw:text-style-name="P1" draw:layer="layout" svg:x1="6.5cm" svg:y1="4cm" svg:x2="6.5cm" svg:y2="6cm">
          <text:p/>
        </draw:line>
        <draw:line draw:style-name="gr4" draw:text-style-name="P1" draw:layer="layout" svg:x1="14.5cm" svg:y1="4cm" svg:x2="14.5cm" svg:y2="6cm">
          <text:p/>
        </draw:line>
        <draw:line draw:style-name="gr4" draw:text-style-name="P1" draw:layer="layout" svg:x1="22.5cm" svg:y1="4cm" svg:x2="22.5cm" svg:y2="6cm">
          <text:p/>
        </draw:line>
      </draw:page>
      <draw:page draw:name="page3" draw:style-name="dp1" draw:master-page-name="Alapértelmezett">
        <draw:custom-shape draw:style-name="gr1" draw:text-style-name="P1" draw:layer="layout" svg:width="26.5cm" svg:height="9.5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1.5cm" svg:y="1.5cm">
          <text:p text:style-name="P1">Queri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5cm" svg:x="2cm" svg:y="4.5cm">
          <text:p text:style-name="P1">FullTextQue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5cm" svg:x="2cm" svg:y="6.5cm">
          <text:p text:style-name="P1">FullTextFieldCriteri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5cm" svg:x="20cm" svg:y="4.5cm">
          <text:p text:style-name="P1">TopicQue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5cm" svg:x="20cm" svg:y="6.5cm">
          <text:p text:style-name="P1">TopicCriteria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cm" svg:y1="2.5cm" svg:x2="10cm" svg:y2="9.5cm">
          <text:p/>
        </draw:line>
        <draw:line draw:style-name="gr6" draw:text-style-name="P1" draw:layer="layout" svg:x1="18.5cm" svg:y1="2.5cm" svg:x2="18.5cm" svg:y2="9.5cm">
          <text:p/>
        </draw:line>
        <draw:custom-shape draw:style-name="gr2" draw:text-style-name="P1" draw:layer="layout" svg:width="7cm" svg:height="1.5cm" svg:x="10.5cm" svg:y="4.5cm">
          <text:p text:style-name="P1">FullTextTopicQue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5cm" svg:x="10.5cm" svg:y="6.5cm">
          <text:p text:style-name="P1">FullTextTopicCriteria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Alapértelmezett">
        <draw:custom-shape draw:style-name="gr1" draw:text-style-name="P1" draw:layer="layout" svg:width="26.5cm" svg:height="10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cm" svg:x="1.5cm" svg:y="1.5cm"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5cm" svg:height="1.5cm" svg:x="2cm" svg:y="3cm">
          <text:p text:style-name="P1">QueryResul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cm" svg:height="5.5cm" svg:x="2cm" svg:y="5cm">
          <text:p text:style-name="P1">FullTextQueryResul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1.5cm" svg:x="12cm" svg:y="5cm">
          <text:p text:style-name="P1">TopicTreeQueryResul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5cm" svg:x="20.5cm" svg:y="5cm">
          <text:p text:style-name="P1">TopicListQueryResult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0cm" svg:y1="5cm" svg:x2="20cm" svg:y2="10.5cm">
          <text:p/>
        </draw:line>
        <draw:custom-shape draw:style-name="gr2" draw:text-style-name="P1" draw:layer="layout" svg:width="7.5cm" svg:height="1.5cm" svg:x="12cm" svg:y="7cm">
          <text:p text:style-name="P1">KnowldgeBaseTreeResul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5cm" svg:x="20.5cm" svg:y="7cm">
          <text:p text:style-name="P1">KnowldgeBaseResul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1.5cm" svg:x="12cm" svg:y="9cm">
          <text:p text:style-name="P1">TopicResultN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1.5cm" svg:x="20.5cm" svg:y="9cm">
          <text:p text:style-name="P1">TopicResul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yalai </meta:initial-creator>
    <meta:creation-date>2010-11-18T12:30:52</meta:creation-date>
    <dc:date>2010-11-18T14:01:36</dc:date>
    <dc:creator>gyalai </dc:creator>
    <meta:editing-duration>PT01H30M27S</meta:editing-duration>
    <meta:editing-cycles>9</meta:editing-cycles>
    <meta:generator>OpenOffice.org/3.2$Unix OpenOffice.org_project/320m19$Build-9505</meta:generator>
    <meta:document-statistic meta:object-count="59"/>
  </office:meta>
</office:document-meta>
</file>